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13.7cm" fo:margin-right="0cm" fo:line-height="150%" fo:text-indent="0cm" style:auto-text-indent="false" style:page-number="auto" fo:background-color="transparent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style:writing-mode="lr-tb"/>
      <style:text-properties style:font-name="Times New Roman" fo:font-size="14pt" fo:font-weight="bold" officeooo:paragraph-rsid="001af120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bold" officeooo:rsid="0012eb2d" officeooo:paragraph-rsid="001af120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fo:font-weight="bold" officeooo:rsid="002fab83" officeooo:paragraph-rsid="001af120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bold" officeooo:rsid="001cd4d9" officeooo:paragraph-rsid="001cd4d9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officeooo:paragraph-rsid="001af120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1af120" style:font-size-asian="14pt" style:font-size-complex="14pt"/>
    </style:style>
    <style:style style:name="P9" style:family="paragraph" style:parent-style-name="Standard">
      <style:paragraph-properties fo:line-height="150%" style:writing-mode="lr-tb"/>
      <style:text-properties style:font-name="Times New Roman" fo:font-size="14pt" officeooo:paragraph-rsid="001af12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1" style:family="paragraph" style:parent-style-name="Standard">
      <loext:graphic-properties draw:fill="none"/>
      <style:paragraph-properties fo:margin-left="9.925cm" fo:margin-right="0cm" fo:line-height="150%" fo:text-indent="0cm" style:auto-text-indent="false" fo:background-color="transparent" style:writing-mode="lr-tb"/>
      <style:text-properties style:font-name="Times New Roman" fo:font-size="14pt" officeooo:paragraph-rsid="001af120" style:font-size-asian="14pt" style:font-size-complex="14pt"/>
    </style:style>
    <style:style style:name="P12" style:family="paragraph" style:parent-style-name="Standard">
      <loext:graphic-properties draw:fill="none"/>
      <style:paragraph-properties fo:margin-left="13.7cm" fo:margin-right="0cm" fo:line-height="150%" fo:text-indent="0cm" style:auto-text-indent="false" fo:background-color="transparent" style:writing-mode="lr-tb"/>
      <style:text-properties style:font-name="Times New Roman" fo:font-size="14pt" officeooo:rsid="001af120" officeooo:paragraph-rsid="001af120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rsid="0012eb2d" officeooo:paragraph-rsid="001af12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rsid="001c173f" officeooo:paragraph-rsid="001c173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 style:writing-mode="lr-tb"/>
      <style:text-properties officeooo:paragraph-rsid="001af120"/>
    </style:style>
    <style:style style:name="P18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c173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dda9b" officeooo:paragraph-rsid="001dda9b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1fd935" officeooo:paragraph-rsid="001fd93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bold" officeooo:rsid="0021945f" officeooo:paragraph-rsid="0021945f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50%" fo:text-align="justify" style:justify-single-word="false" style:writing-mode="lr-tb"/>
      <style:text-properties style:font-name="Times New Roman" fo:font-size="14pt" fo:font-weight="normal" officeooo:paragraph-rsid="001af120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c173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c173f" officeooo:paragraph-rsid="001dda9b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50%" fo:text-align="justify" style:justify-single-word="false" style:writing-mode="lr-tb"/>
      <style:text-properties style:font-name="Courier New" fo:font-size="10pt" fo:font-weight="normal" officeooo:rsid="001dda9b" officeooo:paragraph-rsid="001dda9b" style:font-size-asian="10pt" style:font-weight-asian="normal" style:font-size-complex="10pt" style:font-weight-complex="normal"/>
    </style:style>
    <style:style style:name="T1" style:family="text">
      <style:text-properties officeooo:rsid="000de3e6"/>
    </style:style>
    <style:style style:name="T2" style:family="text">
      <style:text-properties officeooo:rsid="0024a5c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uk" fo:country="UA" style:font-name-complex="Times New Roman1"/>
    </style:style>
    <style:style style:name="T5" style:family="text">
      <style:text-properties fo:language="uk" fo:country="UA" officeooo:rsid="0012eb2d" style:font-name-complex="Times New Roman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a5c7" style:font-weight-asian="normal" style:font-weight-complex="normal"/>
    </style:style>
    <style:style style:name="T8" style:family="text">
      <style:text-properties fo:font-weight="normal" officeooo:rsid="001af120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cd4d9" style:font-weight-asian="bold" style:font-weight-complex="bold"/>
    </style:style>
    <style:style style:name="T11" style:family="text">
      <style:text-properties officeooo:rsid="0010e737"/>
    </style:style>
    <style:style style:name="T12" style:family="text">
      <style:text-properties officeooo:rsid="0012eb2d"/>
    </style:style>
    <style:style style:name="T13" style:family="text">
      <style:text-properties officeooo:rsid="001af120"/>
    </style:style>
    <style:style style:name="T1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1af120" style:font-size-asian="14pt" style:font-weight-asian="normal" style:font-size-complex="14pt" style:font-weight-complex="normal"/>
    </style:style>
    <style:style style:name="T17" style:family="text">
      <style:text-properties officeooo:rsid="0021945f"/>
    </style:style>
    <style:style style:name="T18" style:family="text">
      <style:text-properties officeooo:rsid="0021d8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М</text:span>ІНІСТЕРСТВО ОСВІТИ І НАУКИ УКРАЇН<text:bookmark text:name="page120R_mcid6"/><text:span text:style-name="T2">И</text:span><text:line-break/>НАЦІОНАЛЬНИЙ УНІВЕРСИТЕТ «ЛЬВІВСЬКА ПОЛІТЕХНІКА»<text:line-break/><text:span text:style-name="T3">Кафедра інформаційних систем та мереж</text:span></text:p>
      <text:p text:style-name="P8"/>
      <text:p text:style-name="P8"/>
      <text:p text:style-name="P8"/>
      <text:p text:style-name="P8"/>
      <text:p text:style-name="P8"/>
      <text:p text:style-name="P4">ЗВІТ</text:p>
      <text:p text:style-name="P13">про виконання лабораторної роботи № <text:span text:style-name="T17">5</text:span></text:p>
      <text:p text:style-name="P14"><text:span text:style-name="T5">«Розробка та Unit тестування Python додатку</text:span><text:span text:style-name="T4">»</text:span></text:p>
      <text:p text:style-name="P7"><text:span text:style-name="T7">з</text:span><text:span text:style-name="T6"> дисципліни "</text:span><text:span text:style-name="T8">Спеціалізовані мови програмування</text:span><text:span text:style-name="T7">”</text:span><text:span text:style-name="T9"><text:line-break/></text:span></text:p>
      <text:p text:style-name="P8"/>
      <text:p text:style-name="P9"/>
      <text:p text:style-name="P9"/>
      <text:p text:style-name="P9"/>
      <text:p text:style-name="P2"><text:span text:style-name="T2">В</text:span>икона<text:span text:style-name="T1">ла:</text:span></text:p>
      <text:p text:style-name="P10">ст. гр. <text:span text:style-name="T11">ІТ</text:span><text:span text:style-name="T12">-</text:span><text:span text:style-name="T11">3</text:span><text:span text:style-name="T12">2</text:span><text:span text:style-name="T1">,</text:span><text:line-break/><text:span text:style-name="T11">Троцько О. М.</text:span><text:span text:style-name="T1"> </text:span></text:p>
      <text:p text:style-name="P5">Прийняв:</text:p>
      <text:p text:style-name="P12">Щербак С. С.</text:p>
      <text:p text:style-name="P11"/>
      <text:p text:style-name="P11"/>
      <text:p text:style-name="P9"/>
      <text:p text:style-name="P9"/>
      <text:p text:style-name="P3"/>
      <text:p text:style-name="P1">ЛЬВІВ – 20<text:span text:style-name="T1">23</text:span></text:p>
      <text:p text:style-name="P17"><text:soft-page-break/><text:span text:style-name="T14">Мета:</text:span><text:span text:style-name="T15"> створення юніт-тестів для додатка-калькулятора на основі класів</text:span><text:span text:style-name="T16">.</text:span></text:p>
      <text:p text:style-name="P1">План роботи</text:p>
      <text:p text:style-name="P15"><text:span text:style-name="T9">Завдання 1:</text:span> Тестування Додавання</text:p>
      <text:p text:style-name="P15">Напишіть юніт-тест, щоб перевірити, що операція додавання в вашому додатку-калькуляторі працює правильно. Надайте тестові випадки як для позитивних, так і для негативних чисел.</text:p>
      <text:p text:style-name="P15"><text:span text:style-name="T9">Завдання 2:</text:span> Тестування Віднімання</text:p>
      <text:p text:style-name="P15">Створіть юніт-тести для переконання, що операція віднімання працює правильно. Тестуйте різні сценарії, включаючи випадки з від'ємними результатами.</text:p>
      <text:p text:style-name="P15"><text:span text:style-name="T9">Завдання 3: </text:span>Тестування Множення</text:p>
      <text:p text:style-name="P15">Напишіть юніт-тести, щоб перевірити правильність операції множення в вашому калькуляторі. Включіть випадки з нулем, позитивними та від'ємними числами.</text:p>
      <text:p text:style-name="P15"><text:span text:style-name="T9">Завдання 4:</text:span> Тестування Ділення</text:p>
      <text:p text:style-name="P15">Розробіть юніт-тести для підтвердження точності операції ділення. Тести повинні охоплювати ситуації, пов'язані з діленням на нуль та різними числовими значеннями.</text:p>
      <text:p text:style-name="P15"><text:span text:style-name="T9">Завдання 5:</text:span> Тестування Обробки Помилок</text:p>
      <text:p text:style-name="P15">Створіть юніт-тести, щоб перевірити, як ваш додаток-калькулятор обробляє помилки. Включіть тести для ділення на нуль та інших потенційних сценаріїв помилок. Переконайтеся, що додаток відображає відповідні повідомлення про помилки.</text:p>
      <text:p text:style-name="P15"/>
      <text:p text:style-name="P16">Код програми:</text:p>
      <text:p text:style-name="P21"># <text:span text:style-name="T18">test_addition</text:span>.py</text:p>
      <text:p text:style-name="P19">"""</text:p>
      <text:p text:style-name="P19">Module: test_math_operations</text:p>
      <text:p text:style-name="P19"/>
      <text:p text:style-name="P19">This module contains test cases for the count_sum function in the math_operations module.</text:p>
      <text:p text:style-name="P19">"""</text:p>
      <text:p text:style-name="P19"><text:soft-page-break/>import unittest</text:p>
      <text:p text:style-name="P19"/>
      <text:p text:style-name="P19">from classes.lab1.math_operations.math_operations import count_sum</text:p>
      <text:p text:style-name="P19"/>
      <text:p text:style-name="P19"/>
      <text:p text:style-name="P19">class AdditionTestCase(unittest.TestCase):</text:p>
      <text:p text:style-name="P19"><text:s text:c="4"/>"""</text:p>
      <text:p text:style-name="P19"><text:s text:c="4"/>Test case for the count_sum function in the math_operations module.</text:p>
      <text:p text:style-name="P19"><text:s text:c="4"/>"""</text:p>
      <text:p text:style-name="P19"/>
      <text:p text:style-name="P19"><text:s text:c="4"/>def test_addition_positive_numbers(self):</text:p>
      <text:p text:style-name="P19"><text:s text:c="8"/>"""</text:p>
      <text:p text:style-name="P19"><text:s text:c="8"/>Test addition of two positive numbers.</text:p>
      <text:p text:style-name="P19"><text:s text:c="8"/>"""</text:p>
      <text:p text:style-name="P19"><text:s text:c="8"/>result = count_sum(5, 7)</text:p>
      <text:p text:style-name="P19"><text:s text:c="8"/>self.assertEqual(result, 12, "Expected 5 + 7 to equal 12")</text:p>
      <text:p text:style-name="P19"/>
      <text:p text:style-name="P19"><text:s text:c="4"/>def test_addition_negative_numbers(self):</text:p>
      <text:p text:style-name="P19"><text:s text:c="8"/>"""</text:p>
      <text:p text:style-name="P19"><text:s text:c="8"/>Test addition of two negative numbers.</text:p>
      <text:p text:style-name="P19"><text:s text:c="8"/>"""</text:p>
      <text:p text:style-name="P19"><text:s text:c="8"/>result = count_sum(-7, -5)</text:p>
      <text:p text:style-name="P19"><text:s text:c="8"/>self.assertEqual(result, -12, "Expected -7 + (-5) to equal -12")</text:p>
      <text:p text:style-name="P19"/>
      <text:p text:style-name="P19"><text:s text:c="4"/>def test_addition_mixed_numbers(self):</text:p>
      <text:p text:style-name="P19"><text:s text:c="8"/>"""</text:p>
      <text:p text:style-name="P19"><text:s text:c="8"/>Test addition of a positive and a negative number.</text:p>
      <text:p text:style-name="P19"><text:s text:c="8"/>"""</text:p>
      <text:p text:style-name="P19"><text:s text:c="8"/>result = count_sum(22, -10)</text:p>
      <text:p text:style-name="P19"><text:s text:c="8"/>self.assertEqual(result, 12, "Expected 22 + (-10) to equal 12")</text:p>
      <text:p text:style-name="P19"/>
      <text:p text:style-name="P19"><text:s text:c="4"/>def test_addition_int_and_zero(self):</text:p>
      <text:p text:style-name="P19"><text:s text:c="8"/>"""</text:p>
      <text:p text:style-name="P19"><text:s text:c="8"/>Test addition of an integer and zero.</text:p>
      <text:p text:style-name="P19"><text:s text:c="8"/>"""</text:p>
      <text:p text:style-name="P19"><text:s text:c="8"/>result = count_sum(1, 0)</text:p>
      <text:p text:style-name="P19"><text:s text:c="8"/>self.assertEqual(result, 1, "Expected 1 + 0 to equal 1")</text:p>
      <text:p text:style-name="P19"/>
      <text:p text:style-name="P19"><text:s text:c="4"/>def test_addition_positive_floats(self):</text:p>
      <text:p text:style-name="P19"><text:s text:c="8"/>"""</text:p>
      <text:p text:style-name="P19"><text:soft-page-break/><text:s text:c="8"/>Test addition of two positive floats.</text:p>
      <text:p text:style-name="P19"><text:s text:c="8"/>"""</text:p>
      <text:p text:style-name="P19"><text:s text:c="8"/>result = count_sum(3.2, 2.8)</text:p>
      <text:p text:style-name="P19"><text:s text:c="8"/>self.assertAlmostEqual(result, 6.0, places=1, msg="Expected 3.2 + 2.8 to be approximately 6.0")</text:p>
      <text:p text:style-name="P19"/>
      <text:p text:style-name="P19"><text:s text:c="4"/>def test_addition_negative_floats(self):</text:p>
      <text:p text:style-name="P19"><text:s text:c="8"/>"""</text:p>
      <text:p text:style-name="P19"><text:s text:c="8"/>Test addition of two negative floats.</text:p>
      <text:p text:style-name="P19"><text:s text:c="8"/>"""</text:p>
      <text:p text:style-name="P19"><text:s text:c="8"/>result = count_sum(-1.5, -2.5)</text:p>
      <text:p text:style-name="P19"><text:s text:c="8"/>self.assertAlmostEqual(result, -4.0, places=1, msg="Expected -1.5 + (-2.5) to be approximately -4.0")</text:p>
      <text:p text:style-name="P19"/>
      <text:p text:style-name="P19"><text:s text:c="4"/>def test_addition_mixed_floats(self):</text:p>
      <text:p text:style-name="P19"><text:s text:c="8"/>"""</text:p>
      <text:p text:style-name="P19"><text:s text:c="8"/>Test addition of a positive float and a negative float.</text:p>
      <text:p text:style-name="P19"><text:s text:c="8"/>"""</text:p>
      <text:p text:style-name="P19"><text:s text:c="8"/>result = count_sum(4.3, -1.7)</text:p>
      <text:p text:style-name="P19"><text:s text:c="8"/>self.assertAlmostEqual(result, 2.6, places=1, msg="Expected 4.3 + (-1.7) to be approximately 2.6")</text:p>
      <text:p text:style-name="P19"/>
      <text:p text:style-name="P19"><text:s text:c="4"/>def test_addition_float_and_zero(self):</text:p>
      <text:p text:style-name="P19"><text:s text:c="8"/>"""</text:p>
      <text:p text:style-name="P19"><text:s text:c="8"/>Test addition of a float and zero.</text:p>
      <text:p text:style-name="P19"><text:s text:c="8"/>"""</text:p>
      <text:p text:style-name="P19"><text:s text:c="8"/>result = count_sum(0.1, 0)</text:p>
      <text:p text:style-name="P19"><text:s text:c="8"/>self.assertEqual(result, 0.1, "Expected 0.1 + 0 to equal 0.1")</text:p>
      <text:p text:style-name="P19"/>
      <text:p text:style-name="P19"><text:s text:c="4"/>def test_addition_int_and_float(self):</text:p>
      <text:p text:style-name="P19"><text:s text:c="8"/>"""</text:p>
      <text:p text:style-name="P19"><text:s text:c="8"/>Test addition of an integer and a float.</text:p>
      <text:p text:style-name="P19"><text:s text:c="8"/>"""</text:p>
      <text:p text:style-name="P19"><text:s text:c="8"/>result = count_sum(3, 0.3)</text:p>
      <text:p text:style-name="P19"><text:s text:c="8"/>self.assertAlmostEqual(result, 3.3, places=1, msg="Expected 3 + 0.3 to be approximately 3.3")</text:p>
      <text:p text:style-name="P19"/>
      <text:p text:style-name="P19"><text:s text:c="4"/>def test_addition_float_and_int(self):</text:p>
      <text:p text:style-name="P19"><text:s text:c="8"/>"""</text:p>
      <text:p text:style-name="P19"><text:s text:c="8"/>Test addition of a float and an integer.</text:p>
      <text:p text:style-name="P19"><text:soft-page-break/><text:s text:c="8"/>"""</text:p>
      <text:p text:style-name="P19"><text:s text:c="8"/>result = count_sum(0.4, 4)</text:p>
      <text:p text:style-name="P19"><text:s text:c="8"/>self.assertAlmostEqual(result, 4.4, places=1, msg="Expected 0.4 + 4 to be approximately 4.4")</text:p>
      <text:p text:style-name="P19"/>
      <text:p text:style-name="P21"># <text:span text:style-name="T18">test_division</text:span>.py</text:p>
      <text:p text:style-name="P18">"""</text:p>
      <text:p text:style-name="P18">Module: test_math_operations</text:p>
      <text:p text:style-name="P18"/>
      <text:p text:style-name="P18">This module contains test cases for the count_quotient function in the math_operations module.</text:p>
      <text:p text:style-name="P18">"""</text:p>
      <text:p text:style-name="P18">import unittest</text:p>
      <text:p text:style-name="P18"/>
      <text:p text:style-name="P18">from classes.lab1.math_operations.math_operations import count_quotient</text:p>
      <text:p text:style-name="P18"/>
      <text:p text:style-name="P18">class DivisionTestCase(unittest.TestCase):</text:p>
      <text:p text:style-name="P18"><text:s text:c="4"/>"""</text:p>
      <text:p text:style-name="P18"><text:s text:c="4"/>Test case for the count_quotient function in the math_operations module.</text:p>
      <text:p text:style-name="P18"><text:s text:c="4"/>"""</text:p>
      <text:p text:style-name="P18"/>
      <text:p text:style-name="P18"><text:s text:c="4"/>def test_division_positive_numbers(self):</text:p>
      <text:p text:style-name="P18"><text:s text:c="8"/>"""</text:p>
      <text:p text:style-name="P18"><text:s text:c="8"/>Test division of two positive numbers.</text:p>
      <text:p text:style-name="P18"><text:s text:c="8"/>"""</text:p>
      <text:p text:style-name="P18"><text:s text:c="8"/>result = count_quotient(40, 2)</text:p>
      <text:p text:style-name="P18"><text:s text:c="8"/>self.assertEqual(result, 20, "Expected 40 / 2 to equal 20")</text:p>
      <text:p text:style-name="P18"/>
      <text:p text:style-name="P18"><text:s text:c="4"/>def test_division_negative_numbers(self):</text:p>
      <text:p text:style-name="P18"><text:s text:c="8"/>"""</text:p>
      <text:p text:style-name="P18"><text:s text:c="8"/>Test division of two negative numbers.</text:p>
      <text:p text:style-name="P18"><text:s text:c="8"/>"""</text:p>
      <text:p text:style-name="P18"><text:s text:c="8"/>result = count_quotient(-100, -5)</text:p>
      <text:p text:style-name="P18"><text:s text:c="8"/>self.assertEqual(result, 20, "Expected -100 / -5 to equal 20")</text:p>
      <text:p text:style-name="P18"/>
      <text:p text:style-name="P18"><text:s text:c="4"/>def test_division_mixed_numbers(self):</text:p>
      <text:p text:style-name="P18"><text:s text:c="8"/>"""</text:p>
      <text:p text:style-name="P18"><text:s text:c="8"/>Test division of a positive number and a negative number.</text:p>
      <text:p text:style-name="P18"><text:s text:c="8"/>"""</text:p>
      <text:p text:style-name="P18"><text:s text:c="8"/>result = count_quotient(60, -3)</text:p>
      <text:p text:style-name="P18"><text:soft-page-break/><text:s text:c="8"/>self.assertEqual(result, -20, "Expected 60 / -3 to equal -20")</text:p>
      <text:p text:style-name="P18"/>
      <text:p text:style-name="P18"><text:s text:c="4"/>def test_division_int_by_zero(self):</text:p>
      <text:p text:style-name="P18"><text:s text:c="8"/>"""</text:p>
      <text:p text:style-name="P18"><text:s text:c="8"/>Test division of an integer by zero.</text:p>
      <text:p text:style-name="P18"><text:s text:c="8"/>"""</text:p>
      <text:p text:style-name="P18"><text:s text:c="8"/>with self.assertRaises(ZeroDivisionError):</text:p>
      <text:p text:style-name="P18"><text:s text:c="12"/>count_quotient(20, 0)</text:p>
      <text:p text:style-name="P18"/>
      <text:p text:style-name="P18"><text:s text:c="4"/>def test_division_positive_floats(self):</text:p>
      <text:p text:style-name="P18"><text:s text:c="8"/>"""</text:p>
      <text:p text:style-name="P18"><text:s text:c="8"/>Test division of two positive floats.</text:p>
      <text:p text:style-name="P18"><text:s text:c="8"/>"""</text:p>
      <text:p text:style-name="P18"><text:s text:c="8"/>result = count_quotient(10.0, 3.0)</text:p>
      <text:p text:style-name="P18"><text:s text:c="8"/>self.assertAlmostEqual(result, 3.3333333, places=5, msg="Expected 10.0 / 3.0 to be approximately 3.3333333")</text:p>
      <text:p text:style-name="P18"/>
      <text:p text:style-name="P18"><text:s text:c="4"/>def test_division_negative_floats(self):</text:p>
      <text:p text:style-name="P18"><text:s text:c="8"/>"""</text:p>
      <text:p text:style-name="P18"><text:s text:c="8"/>Test division of two negative floats.</text:p>
      <text:p text:style-name="P18"><text:s text:c="8"/>"""</text:p>
      <text:p text:style-name="P18"><text:s text:c="8"/>result = count_quotient(-8.5, -2.5)</text:p>
      <text:p text:style-name="P18"><text:s text:c="8"/>self.assertAlmostEqual(result, 3.4, places=1, msg="Expected -8.5 / -2.5 to be approximately 3.4")</text:p>
      <text:p text:style-name="P18"/>
      <text:p text:style-name="P18"><text:s text:c="4"/>def test_division_mixed_floats(self):</text:p>
      <text:p text:style-name="P18"><text:s text:c="8"/>"""</text:p>
      <text:p text:style-name="P18"><text:s text:c="8"/>Test division of a positive float and a negative float.</text:p>
      <text:p text:style-name="P18"><text:s text:c="8"/>"""</text:p>
      <text:p text:style-name="P18"><text:s text:c="8"/>result = count_quotient(15.6, -3.2)</text:p>
      <text:p text:style-name="P18"><text:s text:c="8"/>self.assertAlmostEqual(result, -4.875, places=3, msg="Expected 15.6 / -3.2 to be approximately -4.875")</text:p>
      <text:p text:style-name="P18"/>
      <text:p text:style-name="P18"><text:s text:c="4"/>def test_division_float_by_zero(self):</text:p>
      <text:p text:style-name="P18"><text:s text:c="8"/>"""</text:p>
      <text:p text:style-name="P18"><text:s text:c="8"/>Test division of a float by zero.</text:p>
      <text:p text:style-name="P18"><text:s text:c="8"/>"""</text:p>
      <text:p text:style-name="P18"><text:s text:c="8"/>with self.assertRaises(ZeroDivisionError):</text:p>
      <text:p text:style-name="P18"><text:s text:c="12"/>count_quotient(20.0, 0)</text:p>
      <text:p text:style-name="P18"/>
      <text:p text:style-name="P18"><text:soft-page-break/><text:s text:c="4"/>def test_division_int_and_float(self):</text:p>
      <text:p text:style-name="P18"><text:s text:c="8"/>"""</text:p>
      <text:p text:style-name="P18"><text:s text:c="8"/>Test division of an integer and a float.</text:p>
      <text:p text:style-name="P18"><text:s text:c="8"/>"""</text:p>
      <text:p text:style-name="P18"><text:s text:c="8"/>result = count_quotient(3, 0.5)</text:p>
      <text:p text:style-name="P18"><text:s text:c="8"/>self.assertAlmostEqual(result, 6.0, places=1, msg="Expected 3 / 0.5 to be approximately 6.0")</text:p>
      <text:p text:style-name="P18"/>
      <text:p text:style-name="P18"><text:s text:c="4"/>def test_division_float_and_int(self):</text:p>
      <text:p text:style-name="P18"><text:s text:c="8"/>"""</text:p>
      <text:p text:style-name="P18"><text:s text:c="8"/>Test division of a float and an integer.</text:p>
      <text:p text:style-name="P18"><text:s text:c="8"/>"""</text:p>
      <text:p text:style-name="P18"><text:s text:c="8"/>result = count_quotient(2.5, 5)</text:p>
      <text:p text:style-name="P18"><text:s text:c="8"/>self.assertAlmostEqual(result, 0.5, places=1, msg="Expected 2.5 / 5 to be approximately 2.5")</text:p>
      <text:p text:style-name="P21"><text:s text:c="4"/></text:p>
      <text:p text:style-name="P21"># <text:span text:style-name="T18">test_multiplication</text:span>.py</text:p>
      <text:p text:style-name="P18">"""</text:p>
      <text:p text:style-name="P18">Module: test_math_operations</text:p>
      <text:p text:style-name="P18"/>
      <text:p text:style-name="P18">This module contains test cases for the count_product function in the math_operations module.</text:p>
      <text:p text:style-name="P18">"""</text:p>
      <text:p text:style-name="P18">import unittest</text:p>
      <text:p text:style-name="P18"/>
      <text:p text:style-name="P18">from classes.lab1.math_operations.math_operations import count_product</text:p>
      <text:p text:style-name="P18"/>
      <text:p text:style-name="P18">class MultiplicationTestCase(unittest.TestCase):</text:p>
      <text:p text:style-name="P18"><text:s text:c="4"/>"""</text:p>
      <text:p text:style-name="P18"><text:s text:c="4"/>Test case for the count_product function in the math_operations module.</text:p>
      <text:p text:style-name="P18"><text:s text:c="4"/>"""</text:p>
      <text:p text:style-name="P18"/>
      <text:p text:style-name="P18"><text:s text:c="4"/>def test_multiplication_positive_numbers(self):</text:p>
      <text:p text:style-name="P18"><text:s text:c="8"/>"""</text:p>
      <text:p text:style-name="P18"><text:s text:c="8"/>Test multiplication of two positive numbers.</text:p>
      <text:p text:style-name="P18"><text:s text:c="8"/>"""</text:p>
      <text:p text:style-name="P18"><text:s text:c="8"/>result = count_product(5, 2)</text:p>
      <text:p text:style-name="P18"><text:s text:c="8"/>self.assertEqual(result, 10, "Expected 5 * 2 to equal 10")</text:p>
      <text:p text:style-name="P18"/>
      <text:p text:style-name="P18"><text:s text:c="4"/>def test_multiplication_negative_numbers(self):</text:p>
      <text:p text:style-name="P18"><text:soft-page-break/><text:s text:c="8"/>"""</text:p>
      <text:p text:style-name="P18"><text:s text:c="8"/>Test multiplication of two negative numbers.</text:p>
      <text:p text:style-name="P18"><text:s text:c="8"/>"""</text:p>
      <text:p text:style-name="P18"><text:s text:c="8"/>result = count_product(-5, -2)</text:p>
      <text:p text:style-name="P18"><text:s text:c="8"/>self.assertEqual(result, 10, "Expected -5 * (-2) to equal 10")</text:p>
      <text:p text:style-name="P18"/>
      <text:p text:style-name="P18"><text:s text:c="4"/>def test_multiplication_mixed_numbers(self):</text:p>
      <text:p text:style-name="P18"><text:s text:c="8"/>"""</text:p>
      <text:p text:style-name="P18"><text:s text:c="8"/>Test multiplication of a positive and a negative number.</text:p>
      <text:p text:style-name="P18"><text:s text:c="8"/>"""</text:p>
      <text:p text:style-name="P18"><text:s text:c="8"/>result = count_product(5, -2)</text:p>
      <text:p text:style-name="P18"><text:s text:c="8"/>self.assertEqual(result, -10, "Expected 5 * (-2) to equal -10")</text:p>
      <text:p text:style-name="P18"/>
      <text:p text:style-name="P18"><text:s text:c="4"/>def test_multiplication_int_and_zero(self):</text:p>
      <text:p text:style-name="P18"><text:s text:c="8"/>"""</text:p>
      <text:p text:style-name="P18"><text:s text:c="8"/>Test multiplication of an integer and zero.</text:p>
      <text:p text:style-name="P18"><text:s text:c="8"/>"""</text:p>
      <text:p text:style-name="P18"><text:s text:c="8"/>result = count_product(10, 0)</text:p>
      <text:p text:style-name="P18"><text:s text:c="8"/>self.assertEqual(result, 0, "Expected 10 * 0 to equal 0")</text:p>
      <text:p text:style-name="P18"/>
      <text:p text:style-name="P18"><text:s text:c="4"/>def test_multiplication_positive_floats(self):</text:p>
      <text:p text:style-name="P18"><text:s text:c="8"/>"""</text:p>
      <text:p text:style-name="P18"><text:s text:c="8"/>Test multiplication of two positive floats.</text:p>
      <text:p text:style-name="P18"><text:s text:c="8"/>"""</text:p>
      <text:p text:style-name="P18"><text:s text:c="8"/>result = count_product(2.5, 3.5)</text:p>
      <text:p text:style-name="P18"><text:s text:c="8"/>self.assertAlmostEqual(result, 8.75, places=2, msg="Expected 2.5 * 3.5 to be approximately 8.75")</text:p>
      <text:p text:style-name="P18"/>
      <text:p text:style-name="P18"><text:s text:c="4"/>def test_multiplication_negative_floats(self):</text:p>
      <text:p text:style-name="P18"><text:s text:c="8"/>"""</text:p>
      <text:p text:style-name="P18"><text:s text:c="8"/>Test multiplication of two negative floats.</text:p>
      <text:p text:style-name="P18"><text:s text:c="8"/>"""</text:p>
      <text:p text:style-name="P18"><text:s text:c="8"/>result = count_product(-2.0, -1.5)</text:p>
      <text:p text:style-name="P18"><text:s text:c="8"/>self.assertAlmostEqual(result, 3.0, places=1, msg="Expected -2.0 * -1.5 to be approximately 3.0")</text:p>
      <text:p text:style-name="P18"/>
      <text:p text:style-name="P18"><text:s text:c="4"/>def test_multiplication_mixed_floats(self):</text:p>
      <text:p text:style-name="P18"><text:s text:c="8"/>"""</text:p>
      <text:p text:style-name="P18"><text:s text:c="8"/>Test multiplication of a positive float and a negative float.</text:p>
      <text:p text:style-name="P18"><text:s text:c="8"/>"""</text:p>
      <text:p text:style-name="P18"><text:soft-page-break/><text:s text:c="8"/>result = count_product(3.0, -2.5)</text:p>
      <text:p text:style-name="P18"><text:s text:c="8"/>self.assertAlmostEqual(result, -7.5, places=1, msg="Expected 3.0 * -2.5 to be approximately -7.5")</text:p>
      <text:p text:style-name="P18"/>
      <text:p text:style-name="P18"><text:s text:c="4"/>def test_multiplication_float_and_zero(self):</text:p>
      <text:p text:style-name="P18"><text:s text:c="8"/>"""</text:p>
      <text:p text:style-name="P18"><text:s text:c="8"/>Test multiplication of a float and zero.</text:p>
      <text:p text:style-name="P18"><text:s text:c="8"/>"""</text:p>
      <text:p text:style-name="P18"><text:s text:c="8"/>result = count_product(10.0, 0)</text:p>
      <text:p text:style-name="P18"><text:s text:c="8"/>self.assertEqual(result, 0, "Expected 10.0 * 0 to equal 0")</text:p>
      <text:p text:style-name="P18"/>
      <text:p text:style-name="P18"><text:s text:c="4"/>def test_multiplication_int_and_float(self):</text:p>
      <text:p text:style-name="P18"><text:s text:c="8"/>"""</text:p>
      <text:p text:style-name="P18"><text:s text:c="8"/>Test multiplication of an integer and a float.</text:p>
      <text:p text:style-name="P18"><text:s text:c="8"/>"""</text:p>
      <text:p text:style-name="P18"><text:s text:c="8"/>result = count_product(-9, -0.2)</text:p>
      <text:p text:style-name="P18"><text:s text:c="8"/>self.assertAlmostEqual(result, 1.8, places=1, msg="Expected -9 * (-0.2) to be approximately 1.8")</text:p>
      <text:p text:style-name="P18"/>
      <text:p text:style-name="P18"><text:s text:c="4"/>def test_multiplication_float_and_int(self):</text:p>
      <text:p text:style-name="P18"><text:s text:c="8"/>"""</text:p>
      <text:p text:style-name="P18"><text:s text:c="8"/>Test multiplication of a float and an integer.</text:p>
      <text:p text:style-name="P18"><text:s text:c="8"/>"""</text:p>
      <text:p text:style-name="P18"><text:s text:c="8"/>result = count_product(-1.25, 4)</text:p>
      <text:p text:style-name="P18"><text:s text:c="8"/>self.assertAlmostEqual(result, -5.0, places=1, msg="Expected -1.25 * 4 to be approximately 5.0")</text:p>
      <text:p text:style-name="P21"><text:s text:c="4"/></text:p>
      <text:p text:style-name="P22"># <text:span text:style-name="T18">test_substraction</text:span>.py</text:p>
      <text:p text:style-name="P18">"""</text:p>
      <text:p text:style-name="P18">Module: test_math_operations</text:p>
      <text:p text:style-name="P18"/>
      <text:p text:style-name="P18">This module contains test cases for the count_difference function in the math_operations module.</text:p>
      <text:p text:style-name="P18">"""</text:p>
      <text:p text:style-name="P18">import unittest</text:p>
      <text:p text:style-name="P18"/>
      <text:p text:style-name="P18">from classes.lab1.math_operations.math_operations import count_difference</text:p>
      <text:p text:style-name="P18"/>
      <text:p text:style-name="P18">class SubtractionTestCase(unittest.TestCase):</text:p>
      <text:p text:style-name="P18"><text:s text:c="4"/>"""</text:p>
      <text:p text:style-name="P18"><text:soft-page-break/><text:s text:c="4"/>Test case for the count_difference function in the math_operations module.</text:p>
      <text:p text:style-name="P18"><text:s text:c="4"/>"""</text:p>
      <text:p text:style-name="P18"/>
      <text:p text:style-name="P18"><text:s text:c="4"/>def test_subtraction_positive_numbers(self):</text:p>
      <text:p text:style-name="P18"><text:s text:c="8"/>"""</text:p>
      <text:p text:style-name="P18"><text:s text:c="8"/>Test subtraction of two positive numbers.</text:p>
      <text:p text:style-name="P18"><text:s text:c="8"/>"""</text:p>
      <text:p text:style-name="P18"><text:s text:c="8"/>result = count_difference(20, 5)</text:p>
      <text:p text:style-name="P18"><text:s text:c="8"/>self.assertEqual(result, 15, "Expected 20 - 5 to equal 15")</text:p>
      <text:p text:style-name="P18"/>
      <text:p text:style-name="P18"><text:s text:c="4"/>def test_subtraction_negative_numbers(self):</text:p>
      <text:p text:style-name="P18"><text:s text:c="8"/>"""</text:p>
      <text:p text:style-name="P18"><text:s text:c="8"/>Test subtraction of two negative numbers.</text:p>
      <text:p text:style-name="P18"><text:s text:c="8"/>"""</text:p>
      <text:p text:style-name="P18"><text:s text:c="8"/>result = count_difference(-5, -20)</text:p>
      <text:p text:style-name="P18"><text:s text:c="8"/>self.assertEqual(result, 15, "Expected -5 - (-20) to equal 15")</text:p>
      <text:p text:style-name="P18"/>
      <text:p text:style-name="P18"><text:s text:c="4"/>def test_subtraction_mixed_numbers(self):</text:p>
      <text:p text:style-name="P18"><text:s text:c="8"/>"""</text:p>
      <text:p text:style-name="P18"><text:s text:c="8"/>Test subtraction of a positive and a negative number.</text:p>
      <text:p text:style-name="P18"><text:s text:c="8"/>"""</text:p>
      <text:p text:style-name="P18"><text:s text:c="8"/>result = count_difference(12, -3)</text:p>
      <text:p text:style-name="P18"><text:s text:c="8"/>self.assertEqual(result, 15, "Expected 12 - (-3) to equal 15")</text:p>
      <text:p text:style-name="P18"/>
      <text:p text:style-name="P18"><text:s text:c="4"/>def test_subtraction_int_and_zero(self):</text:p>
      <text:p text:style-name="P18"><text:s text:c="8"/>"""</text:p>
      <text:p text:style-name="P18"><text:s text:c="8"/>Test subtraction of an integer and zero.</text:p>
      <text:p text:style-name="P18"><text:s text:c="8"/>"""</text:p>
      <text:p text:style-name="P18"><text:s text:c="8"/>result = count_difference(15, 0)</text:p>
      <text:p text:style-name="P18"><text:s text:c="8"/>self.assertEqual(result, 15, "Expected 15 - 0 to equal 15")</text:p>
      <text:p text:style-name="P18"/>
      <text:p text:style-name="P18"><text:s text:c="4"/>def test_subtraction_positive_floats(self):</text:p>
      <text:p text:style-name="P18"><text:s text:c="8"/>"""</text:p>
      <text:p text:style-name="P18"><text:s text:c="8"/>Test subtraction of two positive floats.</text:p>
      <text:p text:style-name="P18"><text:s text:c="8"/>"""</text:p>
      <text:p text:style-name="P18"><text:s text:c="8"/>result = count_difference(5.0, 2.5)</text:p>
      <text:p text:style-name="P18"><text:s text:c="8"/>self.assertAlmostEqual(result, 2.5, places=2, msg="Expected 5.0 - 2.5 to be approximately 2.5")</text:p>
      <text:p text:style-name="P18"/>
      <text:p text:style-name="P18"><text:s text:c="4"/>def test_subtraction_negative_floats(self):</text:p>
      <text:p text:style-name="P18"><text:soft-page-break/><text:s text:c="8"/>"""</text:p>
      <text:p text:style-name="P18"><text:s text:c="8"/>Test subtraction of two negative floats.</text:p>
      <text:p text:style-name="P18"><text:s text:c="8"/>"""</text:p>
      <text:p text:style-name="P18"><text:s text:c="8"/>result = count_difference(-8.5, -3.5)</text:p>
      <text:p text:style-name="P18"><text:s text:c="8"/>self.assertAlmostEqual(result, -5.0, places=2, msg="Expected -8.5 - (-3.5) to be approximately -5.0")</text:p>
      <text:p text:style-name="P18"/>
      <text:p text:style-name="P18"><text:s text:c="4"/>def test_subtraction_mixed_floats(self):</text:p>
      <text:p text:style-name="P18"><text:s text:c="8"/>"""</text:p>
      <text:p text:style-name="P18"><text:s text:c="8"/>Test subtraction of a positive float and a negative float.</text:p>
      <text:p text:style-name="P18"><text:s text:c="8"/>"""</text:p>
      <text:p text:style-name="P18"><text:s text:c="8"/>result = count_difference(15.6, -7.2)</text:p>
      <text:p text:style-name="P18"><text:s text:c="8"/>self.assertAlmostEqual(result, 22.8, places=2, msg="Expected 15.6 - (-7.2) to be approximately 22.8")</text:p>
      <text:p text:style-name="P18"/>
      <text:p text:style-name="P18"><text:s text:c="4"/>def test_subtraction_float_and_zero(self):</text:p>
      <text:p text:style-name="P18"><text:s text:c="8"/>"""</text:p>
      <text:p text:style-name="P18"><text:s text:c="8"/>Test subtraction of a float and zero.</text:p>
      <text:p text:style-name="P18"><text:s text:c="8"/>"""</text:p>
      <text:p text:style-name="P18"><text:s text:c="8"/>result = count_difference(-15, 0)</text:p>
      <text:p text:style-name="P18"><text:s text:c="8"/>self.assertEqual(result, -15, "Expected -15 - 0 to equal -15")</text:p>
      <text:p text:style-name="P18"/>
      <text:p text:style-name="P18"><text:s text:c="4"/>def test_subtraction_int_and_float(self):</text:p>
      <text:p text:style-name="P18"><text:s text:c="8"/>"""</text:p>
      <text:p text:style-name="P18"><text:s text:c="8"/>Test subtraction of an integer and a float.</text:p>
      <text:p text:style-name="P18"><text:s text:c="8"/>"""</text:p>
      <text:p text:style-name="P18"><text:s text:c="8"/>result = count_difference(6, -0.7)</text:p>
      <text:p text:style-name="P18"><text:s text:c="8"/>self.assertAlmostEqual(result, 6.7, places=1, msg="Expected 6 - (-0.7) to be approximately 6.7")</text:p>
      <text:p text:style-name="P18"/>
      <text:p text:style-name="P18"><text:s text:c="4"/>def test_subtraction_float_and_int(self):</text:p>
      <text:p text:style-name="P18"><text:s text:c="8"/>"""</text:p>
      <text:p text:style-name="P18"><text:s text:c="8"/>Test subtraction of a float and an integer.</text:p>
      <text:p text:style-name="P18"><text:s text:c="8"/>"""</text:p>
      <text:p text:style-name="P18"><text:s text:c="8"/>result = count_difference(8.53, 5)</text:p>
      <text:p text:style-name="P18"><text:s text:c="8"/>self.assertAlmostEqual(result, 3.53, places=2, msg="Expected 8.53 - 5 to be approximately 3.53")</text:p>
      <text:p text:style-name="P21"/>
      <text:p text:style-name="P23"># <text:span text:style-name="T18">test_exceptions</text:span>.py</text:p>
      <text:p text:style-name="P18">"""</text:p>
      <text:p text:style-name="P18"><text:soft-page-break/>Module: test_math_operations</text:p>
      <text:p text:style-name="P18"/>
      <text:p text:style-name="P18">This module contains test cases for the count_difference function in the math_operations module.</text:p>
      <text:p text:style-name="P18">"""</text:p>
      <text:p text:style-name="P18">import unittest</text:p>
      <text:p text:style-name="P18"/>
      <text:p text:style-name="P18">from classes.lab1.math_operations.math_operations import count_difference</text:p>
      <text:p text:style-name="P18"/>
      <text:p text:style-name="P18">class SubtractionTestCase(unittest.TestCase):</text:p>
      <text:p text:style-name="P18"><text:s text:c="4"/>"""</text:p>
      <text:p text:style-name="P18"><text:s text:c="4"/>Test case for the count_difference function in the math_operations module.</text:p>
      <text:p text:style-name="P18"><text:s text:c="4"/>"""</text:p>
      <text:p text:style-name="P18"/>
      <text:p text:style-name="P18"><text:s text:c="4"/>def test_subtraction_positive_numbers(self):</text:p>
      <text:p text:style-name="P18"><text:s text:c="8"/>"""</text:p>
      <text:p text:style-name="P18"><text:s text:c="8"/>Test subtraction of two positive numbers.</text:p>
      <text:p text:style-name="P18"><text:s text:c="8"/>"""</text:p>
      <text:p text:style-name="P18"><text:s text:c="8"/>result = count_difference(20, 5)</text:p>
      <text:p text:style-name="P18"><text:s text:c="8"/>self.assertEqual(result, 15, "Expected 20 - 5 to equal 15")</text:p>
      <text:p text:style-name="P18"/>
      <text:p text:style-name="P18"><text:s text:c="4"/>def test_subtraction_negative_numbers(self):</text:p>
      <text:p text:style-name="P18"><text:s text:c="8"/>"""</text:p>
      <text:p text:style-name="P18"><text:s text:c="8"/>Test subtraction of two negative numbers.</text:p>
      <text:p text:style-name="P18"><text:s text:c="8"/>"""</text:p>
      <text:p text:style-name="P18"><text:s text:c="8"/>result = count_difference(-5, -20)</text:p>
      <text:p text:style-name="P18"><text:s text:c="8"/>self.assertEqual(result, 15, "Expected -5 - (-20) to equal 15")</text:p>
      <text:p text:style-name="P18"/>
      <text:p text:style-name="P18"><text:s text:c="4"/>def test_subtraction_mixed_numbers(self):</text:p>
      <text:p text:style-name="P18"><text:s text:c="8"/>"""</text:p>
      <text:p text:style-name="P18"><text:s text:c="8"/>Test subtraction of a positive and a negative number.</text:p>
      <text:p text:style-name="P18"><text:s text:c="8"/>"""</text:p>
      <text:p text:style-name="P18"><text:s text:c="8"/>result = count_difference(12, -3)</text:p>
      <text:p text:style-name="P18"><text:s text:c="8"/>self.assertEqual(result, 15, "Expected 12 - (-3) to equal 15")</text:p>
      <text:p text:style-name="P18"/>
      <text:p text:style-name="P18"><text:s text:c="4"/>def test_subtraction_int_and_zero(self):</text:p>
      <text:p text:style-name="P18"><text:s text:c="8"/>"""</text:p>
      <text:p text:style-name="P18"><text:s text:c="8"/>Test subtraction of an integer and zero.</text:p>
      <text:p text:style-name="P18"><text:s text:c="8"/>"""</text:p>
      <text:p text:style-name="P18"><text:s text:c="8"/>result = count_difference(15, 0)</text:p>
      <text:p text:style-name="P18"><text:soft-page-break/><text:s text:c="8"/>self.assertEqual(result, 15, "Expected 15 - 0 to equal 15")</text:p>
      <text:p text:style-name="P18"/>
      <text:p text:style-name="P18"><text:s text:c="4"/>def test_subtraction_positive_floats(self):</text:p>
      <text:p text:style-name="P18"><text:s text:c="8"/>"""</text:p>
      <text:p text:style-name="P18"><text:s text:c="8"/>Test subtraction of two positive floats.</text:p>
      <text:p text:style-name="P18"><text:s text:c="8"/>"""</text:p>
      <text:p text:style-name="P18"><text:s text:c="8"/>result = count_difference(5.0, 2.5)</text:p>
      <text:p text:style-name="P18"><text:s text:c="8"/>self.assertAlmostEqual(result, 2.5, places=2, msg="Expected 5.0 - 2.5 to be approximately 2.5")</text:p>
      <text:p text:style-name="P18"/>
      <text:p text:style-name="P18"><text:s text:c="4"/>def test_subtraction_negative_floats(self):</text:p>
      <text:p text:style-name="P18"><text:s text:c="8"/>"""</text:p>
      <text:p text:style-name="P18"><text:s text:c="8"/>Test subtraction of two negative floats.</text:p>
      <text:p text:style-name="P18"><text:s text:c="8"/>"""</text:p>
      <text:p text:style-name="P18"><text:s text:c="8"/>result = count_difference(-8.5, -3.5)</text:p>
      <text:p text:style-name="P18"><text:s text:c="8"/>self.assertAlmostEqual(result, -5.0, places=2, msg="Expected -8.5 - (-3.5) to be approximately -5.0")</text:p>
      <text:p text:style-name="P18"/>
      <text:p text:style-name="P18"><text:s text:c="4"/>def test_subtraction_mixed_floats(self):</text:p>
      <text:p text:style-name="P18"><text:s text:c="8"/>"""</text:p>
      <text:p text:style-name="P18"><text:s text:c="8"/>Test subtraction of a positive float and a negative float.</text:p>
      <text:p text:style-name="P18"><text:s text:c="8"/>"""</text:p>
      <text:p text:style-name="P18"><text:s text:c="8"/>result = count_difference(15.6, -7.2)</text:p>
      <text:p text:style-name="P18"><text:s text:c="8"/>self.assertAlmostEqual(result, 22.8, places=2, msg="Expected 15.6 - (-7.2) to be approximately 22.8")</text:p>
      <text:p text:style-name="P18"/>
      <text:p text:style-name="P18"><text:s text:c="4"/>def test_subtraction_float_and_zero(self):</text:p>
      <text:p text:style-name="P18"><text:s text:c="8"/>"""</text:p>
      <text:p text:style-name="P18"><text:s text:c="8"/>Test subtraction of a float and zero.</text:p>
      <text:p text:style-name="P18"><text:s text:c="8"/>"""</text:p>
      <text:p text:style-name="P18"><text:s text:c="8"/>result = count_difference(-15, 0)</text:p>
      <text:p text:style-name="P18"><text:s text:c="8"/>self.assertEqual(result, -15, "Expected -15 - 0 to equal -15")</text:p>
      <text:p text:style-name="P18"/>
      <text:p text:style-name="P18"><text:s text:c="4"/>def test_subtraction_int_and_float(self):</text:p>
      <text:p text:style-name="P18"><text:s text:c="8"/>"""</text:p>
      <text:p text:style-name="P18"><text:s text:c="8"/>Test subtraction of an integer and a float.</text:p>
      <text:p text:style-name="P18"><text:s text:c="8"/>"""</text:p>
      <text:p text:style-name="P18"><text:s text:c="8"/>result = count_difference(6, -0.7)</text:p>
      <text:p text:style-name="P18"><text:s text:c="8"/>self.assertAlmostEqual(result, 6.7, places=1, msg="Expected 6 - (-0.7) to be approximately 6.7")</text:p>
      <text:p text:style-name="P18"><text:soft-page-break/></text:p>
      <text:p text:style-name="P18"><text:s text:c="4"/>def test_subtraction_float_and_int(self):</text:p>
      <text:p text:style-name="P18"><text:s text:c="8"/>"""</text:p>
      <text:p text:style-name="P18"><text:s text:c="8"/>Test subtraction of a float and an integer.</text:p>
      <text:p text:style-name="P18"><text:s text:c="8"/>"""</text:p>
      <text:p text:style-name="P18"><text:s text:c="8"/>result = count_difference(8.53, 5)</text:p>
      <text:p text:style-name="P18"><text:s text:c="8"/>self.assertAlmostEqual(result, 3.53, places=2, msg="Expected 8.53 - 5 to be approximately 3.53")</text:p>
      <text:p text:style-name="P18"><text:s text:c="8"/></text:p>
      <text:p text:style-name="P23"># <text:span text:style-name="T18">test</text:span>_menu.py</text:p>
      <text:p text:style-name="P18">"""</text:p>
      <text:p text:style-name="P18">Module: test_menu</text:p>
      <text:p text:style-name="P18"/>
      <text:p text:style-name="P18">This module provides a test menu for running unit tests in Lab 6.</text:p>
      <text:p text:style-name="P18">"""</text:p>
      <text:p text:style-name="P18">import unittest</text:p>
      <text:p text:style-name="P18">from UI.menu import Menu</text:p>
      <text:p text:style-name="P18">from UI.menu_item import Item</text:p>
      <text:p text:style-name="P18">from shared.settings import get_lab_settings</text:p>
      <text:p text:style-name="P18"/>
      <text:p text:style-name="P18">settings = get_lab_settings("lab6")</text:p>
      <text:p text:style-name="P18">TEST_DIR = settings["test_dir"]</text:p>
      <text:p text:style-name="P18"/>
      <text:p text:style-name="P18">class TestMenu:</text:p>
      <text:p text:style-name="P18"><text:s text:c="4"/>"""</text:p>
      <text:p text:style-name="P18"><text:s text:c="4"/>A class representing the test menu.</text:p>
      <text:p text:style-name="P18"/>
      <text:p text:style-name="P18"><text:s text:c="4"/>Attributes:</text:p>
      <text:p text:style-name="P18"><text:s text:c="4"/>- test_dir (str): The directory containing the unit test files.</text:p>
      <text:p text:style-name="P18"><text:s text:c="4"/>"""</text:p>
      <text:p text:style-name="P18"/>
      <text:p text:style-name="P18"><text:s text:c="4"/>def __init__(self):</text:p>
      <text:p text:style-name="P18"><text:s text:c="8"/>"""</text:p>
      <text:p text:style-name="P18"><text:s text:c="8"/>Initializes a TestMenu object.</text:p>
      <text:p text:style-name="P18"/>
      <text:p text:style-name="P18"><text:s text:c="8"/>Parameters:</text:p>
      <text:p text:style-name="P18"><text:s text:c="8"/>- None</text:p>
      <text:p text:style-name="P18"/>
      <text:p text:style-name="P18"><text:s text:c="8"/>Returns:</text:p>
      <text:p text:style-name="P18"><text:s text:c="8"/>- None</text:p>
      <text:p text:style-name="P18"><text:soft-page-break/><text:s text:c="8"/>"""</text:p>
      <text:p text:style-name="P18"><text:s text:c="8"/>self.test_dir = TEST_DIR</text:p>
      <text:p text:style-name="P18"/>
      <text:p text:style-name="P18"><text:s text:c="4"/>def menu(self):</text:p>
      <text:p text:style-name="P18"><text:s text:c="8"/>"""</text:p>
      <text:p text:style-name="P18"><text:s text:c="8"/>Displays a test menu and runs the selected option.</text:p>
      <text:p text:style-name="P18"><text:s text:c="8"/>"""</text:p>
      <text:p text:style-name="P18"><text:s text:c="8"/>menu = Menu("\nTest Menu(Lab 6)")</text:p>
      <text:p text:style-name="P18"><text:s text:c="8"/>menu.add_item(Item("1", "Run Tests", self.run_tests))</text:p>
      <text:p text:style-name="P18"><text:s text:c="8"/>menu.add_item(Item("0", "Exit"))</text:p>
      <text:p text:style-name="P18"><text:s text:c="8"/>menu.run()</text:p>
      <text:p text:style-name="P18"/>
      <text:p text:style-name="P18"><text:s text:c="4"/>def run_tests(self):</text:p>
      <text:p text:style-name="P18"><text:s text:c="8"/>"""</text:p>
      <text:p text:style-name="P18"><text:s text:c="8"/>Run the unit tests for the project.</text:p>
      <text:p text:style-name="P18"/>
      <text:p text:style-name="P18"><text:s text:c="8"/>Returns:</text:p>
      <text:p text:style-name="P18"><text:s text:c="12"/>None</text:p>
      <text:p text:style-name="P18"><text:s text:c="8"/>"""</text:p>
      <text:p text:style-name="P18"><text:s text:c="8"/>loader = unittest.TestLoader()</text:p>
      <text:p text:style-name="P18"><text:s text:c="8"/>suite = loader.discover(start_dir=self.test_dir, pattern="test_*.py")</text:p>
      <text:p text:style-name="P18"><text:s text:c="8"/>runner = unittest.TextTestRunner(verbosity=2)</text:p>
      <text:p text:style-name="P18"><text:s text:c="8"/>result = runner.run(suite)</text:p>
      <text:p text:style-name="P18"/>
      <text:p text:style-name="P18"><text:s text:c="8"/>if result.wasSuccessful():</text:p>
      <text:p text:style-name="P18"><text:s text:c="12"/>print("All tests passed.")</text:p>
      <text:p text:style-name="P18"><text:s text:c="8"/>else:</text:p>
      <text:p text:style-name="P18"><text:s text:c="12"/>print("Some tests failed.")</text:p>
      <text:p text:style-name="P18"/>
      <text:p text:style-name="P21"># runner.py</text:p>
      <text:p text:style-name="P20">"""</text:p>
      <text:p text:style-name="P20">Module: run_tests_menu</text:p>
      <text:p text:style-name="P20">Module provides a simple script to run the Tests Menu for Lab 6.</text:p>
      <text:p text:style-name="P20">"""</text:p>
      <text:p text:style-name="P20">from classes.lab6.tests.test_menu import TestMenu</text:p>
      <text:p text:style-name="P20">def run():</text:p>
      <text:p text:style-name="P20"><text:s text:c="4"/>"""</text:p>
      <text:p text:style-name="P20"><text:s text:c="4"/>Initializes and runs the Tests Menu.</text:p>
      <text:p text:style-name="P20"><text:s text:c="4"/>"""</text:p>
      <text:p text:style-name="P20"/>
      <text:p text:style-name="P20"><text:soft-page-break/><text:s text:c="4"/>tests_menu = TestMenu()</text:p>
      <text:p text:style-name="P20"><text:s text:c="4"/>tests_menu.menu()</text:p>
      <text:p text:style-name="P15"/>
      <text:p text:style-name="P6">GitHub Repository: <text:a xlink:type="simple" xlink:href="https://github.com/trolchiha/SPL-labs.git" text:style-name="Internet_20_link" text:visited-style-name="Visited_20_Internet_20_Link"><text:span text:style-name="T6">https://github.com/trolchiha/SPL-labs.git</text:span></text:a></text:p>
      <text:p text:style-name="P15"><text:span text:style-name="T9">Виснов</text:span><text:span text:style-name="T10">о</text:span><text:span text:style-name="T9">к:</text:span> <text:span text:style-name="T13">під час виконання лабораторної роботи </text:span>створила набір юніт-тестів, які перевіряють правильність основних арифметичних операцій у додатку-калькуляторі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23:21:14.876664730</meta:creation-date>
    <dc:date>2023-12-18T11:14:53.228037718</dc:date>
    <meta:editing-duration>PT43M10S</meta:editing-duration>
    <meta:editing-cycles>8</meta:editing-cycles>
    <meta:generator>LibreOffice/7.6.4.1$Linux_X86_64 LibreOffice_project/60$Build-1</meta:generator>
    <meta:document-statistic meta:table-count="0" meta:image-count="0" meta:object-count="0" meta:page-count="16" meta:paragraph-count="443" meta:word-count="1821" meta:character-count="17305" meta:non-whitespace-character-count="13348"/>
  </office:meta>
</office:document-meta>
</file>